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M Roman 17" svg:font-family="'LM Roman 17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officeooo:rsid="0005e4e5" officeooo:paragraph-rsid="0005e4e5" style:font-size-asian="22.75pt" style:font-size-complex="26pt"/>
    </style:style>
    <style:style style:name="P2" style:family="paragraph" style:parent-style-name="Standard">
      <style:paragraph-properties fo:text-align="center" style:justify-single-word="false"/>
      <style:text-properties fo:font-size="26pt" fo:font-weight="bold" officeooo:rsid="0005e4e5" officeooo:paragraph-rsid="0005e4e5" style:font-size-asian="22.75pt" style:font-weight-asian="bold" style:font-size-complex="2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officeooo:rsid="0005e4e5" officeooo:paragraph-rsid="0005e4e5" style:font-size-asian="13.1000003814697pt" style:font-size-complex="15pt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officeooo:rsid="0005e4e5" officeooo:paragraph-rsid="0005e4e5" style:font-size-asian="13.1000003814697pt" style:font-weight-asian="bold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M Roman 17" fo:font-size="15pt" fo:font-style="normal" fo:font-weight="bold" officeooo:rsid="0005e4e5" officeooo:paragraph-rsid="0005e4e5" style:font-size-asian="13.1000003814697pt" style:font-style-asian="normal" style:font-weight-asian="bold" style:font-size-complex="15pt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5pt" fo:font-style="normal" fo:font-weight="bold" officeooo:rsid="0005e4e5" officeooo:paragraph-rsid="0005e4e5" style:font-size-asian="13.1000003814697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5pt" fo:font-style="normal" fo:font-weight="bold" officeooo:rsid="0006b13d" officeooo:paragraph-rsid="0006b13d" style:font-size-asian="13.1000003814697pt" style:font-style-asian="normal" style:font-weight-asian="bold" style:font-size-complex="15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15pt" fo:font-style="normal" fo:font-weight="normal" officeooo:rsid="0005e4e5" officeooo:paragraph-rsid="0005e4e5" style:font-size-asian="13.1000003814697pt" style:font-style-asian="normal" style:font-weight-asian="normal" style:font-size-complex="15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15pt" fo:font-style="normal" fo:font-weight="normal" officeooo:rsid="0006b13d" officeooo:paragraph-rsid="0006b13d" style:font-size-asian="13.1000003814697pt" style:font-style-asian="normal" style:font-weight-asian="normal" style:font-size-complex="15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22pt" fo:font-style="normal" fo:font-weight="normal" officeooo:rsid="000975ec" officeooo:paragraph-rsid="000975ec" style:font-size-asian="19.25pt" style:font-style-asian="normal" style:font-weight-asian="normal" style:font-size-complex="2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22pt" fo:font-style="normal" fo:font-weight="bold" officeooo:rsid="000975ec" officeooo:paragraph-rsid="000975ec" style:font-size-asian="19.25pt" style:font-style-asian="normal" style:font-weight-asian="bold" style:font-size-complex="22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4pt" fo:font-style="normal" fo:font-weight="normal" officeooo:rsid="000975ec" officeooo:paragraph-rsid="000975ec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4pt" fo:font-style="normal" fo:font-weight="normal" officeooo:rsid="000b75cb" officeooo:paragraph-rsid="000b75cb" style:font-size-asian="12.25pt" style:font-style-asian="normal" style:font-weight-asian="normal" style:font-size-complex="14pt" style:font-style-complex="normal" style:font-weight-complex="normal"/>
    </style:style>
    <style:style style:name="P14" style:family="paragraph" style:parent-style-name="Header">
      <style:text-properties fo:color="#800000" officeooo:rsid="0005e4e5" officeooo:paragraph-rsid="0005e4e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b75c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2FORCHETTE</text:p>
      <text:p text:style-name="P1"/>
      <text:p text:style-name="P1"/>
      <text:p text:style-name="P1">RELAZIONE PROGETTO TECNOLOGIE WEB</text:p>
      <text:p text:style-name="P1"/>
      <text:p text:style-name="P3"><text:span text:style-name="T1">Anno accademico</text:span> 2014-2015</text:p>
      <text:p text:style-name="P3"/>
      <text:p text:style-name="P3"/>
      <text:p text:style-name="P3"/>
      <text:p text:style-name="P4">Informazioni sul gruppo</text:p>
      <text:p text:style-name="P3"/>
      <text:p text:style-name="P4">Componenti:<text:span text:style-name="T2"> Luca Alessio (1070690), Carlo Sindico (1069322)</text:span></text:p>
      <text:p text:style-name="P4"/>
      <text:p text:style-name="P4"><text:span text:style-name="T2"/></text:p>
      <text:p text:style-name="P4"/>
      <text:p text:style-name="P4">Referente: <text:span text:style-name="T2">Luca Alessio</text:span></text:p>
      <text:p text:style-name="P4"/>
      <text:p text:style-name="P5"><text:a xlink:type="simple" xlink:href="mailto:luca.alessio@studenti.unipd.it"><text:span text:style-name="T2">luca.alessio@studenti.unipd.it</text:span></text:a></text:p>
      <text:p text:style-name="P5"/>
      <text:p text:style-name="P5"/>
      <text:p text:style-name="P6">Informazioni sul sito:</text:p>
      <text:p text:style-name="P6"/>
      <text:p text:style-name="P8"><text:a xlink:type="simple" xlink:href="http://tecnologie-web.studenti.math.unipd.it/tecweb/~csindico/">http://tecnologie-web.studenti.math.unipd.it/tecweb/~csindico/</text:a></text:p>
      <text:p text:style-name="P8"/>
      <text:p text:style-name="P8"/>
      <text:p text:style-name="P6">Dati login:</text:p>
      <text:p text:style-name="P9"/>
      <text:p text:style-name="P9">username:admin</text:p>
      <text:p text:style-name="P9">password:admin</text:p>
      <text:p text:style-name="P9"/>
      <text:p text:style-name="P7">Anno accademico:</text:p>
      <text:p text:style-name="P9">2015-2016</text:p>
      <text:p text:style-name="P11"><text:soft-page-break/>Indice</text:p>
      <text:p text:style-name="P10"/>
      <text:p text:style-name="P12">1 <text:s/>Abstract</text:p>
      <text:p text:style-name="P12"/>
      <text:p text:style-name="P12">2 <text:s/>Utenti destinatari</text:p>
      <text:p text:style-name="P12"/>
      <text:p text:style-name="P12">3 <text:s/>Accessibilità</text:p>
      <text:p text:style-name="P12"><text:tab/>3.1 <text:s/>Separazione tra struttura, presentazione e comportamento</text:p>
      <text:p text:style-name="P12"><text:tab/>3.2 <text:s/>Gestione colori</text:p>
      <text:p text:style-name="P12"><text:tab/>3.3 <text:s/>Tag meta e posizionamento nel browser</text:p>
      <text:p text:style-name="P12"><text:tab/>3.4 <text:s/>Screen reader e gestione immagini</text:p>
      <text:p text:style-name="P12"><text:tab/>3.5 <text:s/>Link interni</text:p>
      <text:p text:style-name="P12"/>
      <text:p text:style-name="P12">4 <text:s/>Usabilità</text:p>
      <text:p text:style-name="P12"/>
      <text:p text:style-name="P12">5 <text:s/>Gerarchia dei file</text:p>
      <text:p text:style-name="P12"/>
      <text:p text:style-name="P12">6 <text:s/>Struttura del sito</text:p>
      <text:p text:style-name="P12"/>
      <text:p text:style-name="P12">7 <text:s/>Presentazione</text:p>
      <text:p text:style-name="P12"><text:tab/>7.1 <text:s/>Divisione dei file</text:p>
      <text:p text:style-name="P12"/>
      <text:p text:style-name="P12">8 <text:s/>Comportamento</text:p>
      <text:p text:style-name="P12"/>
      <text:p text:style-name="P12">9 <text:s/>Gestione dei dati</text:p>
      <text:p text:style-name="P12"><text:tab/>9.1 <text:s/>XML</text:p>
      <text:p text:style-name="P12"><text:span text:style-name="T3"><text:tab/>9.2 <text:s/>Perl</text:span></text:p>
      <text:p text:style-name="P12"><text:tab/></text:p>
      <text:p text:style-name="P13">10 <text:s/>Perl</text:p>
      <text:p text:style-name="P13"><text:tab/>10.1 Gestione pagine</text:p>
      <text:p text:style-name="P13"><text:tab/>10.2 Gestione della sessione</text:p>
      <text:p text:style-name="P13"/>
      <text:p text:style-name="P13">11 <text:s/>Validazione e Test</text:p>
      <text:p text:style-name="P13"><text:tab/>11.1 <text:s/>Validazione</text:p>
      <text:p text:style-name="P13"><text:tab/>11.2 <text:s/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M Roman 17" svg:font-family="'LM Roman 17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800000" officeooo:rsid="0005e4e5" officeooo:paragraph-rsid="0005e4e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Testo provvisorio non formattat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08:54:20.172051273</meta:creation-date>
    <meta:generator>LibreOffice/4.2.8.2$Linux_x86 LibreOffice_project/420m0$Build-2</meta:generator>
    <dc:date>2016-05-17T09:18:31.688343584</dc:date>
    <meta:editing-duration>PT14M29S</meta:editing-duration>
    <meta:editing-cycles>5</meta:editing-cycles>
    <meta:document-statistic meta:table-count="0" meta:image-count="0" meta:object-count="0" meta:page-count="2" meta:paragraph-count="40" meta:word-count="114" meta:character-count="879" meta:non-whitespace-character-count="770"/>
  </office:meta>
</office:document-meta>
</file>